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/>
      <text:p text:style-name="Normal">Entities</text:p>
      <text:p text:style-name="P2">Users</text:p>
      <text:p text:style-name="Normal">Players</text:p>
      <text:p text:style-name="Normal">Gatekeepers</text:p>
      <text:p text:style-name="Normal"/>
      <text:p text:style-name="Normal"/>
      <text:p text:style-name="Normal"/>
      <text:p text:style-name="Normal">Specialisa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geeth Sohan</meta:initial-creator>
    <dc:creator>Sangeeth Sohan</dc:creator>
    <meta:creation-date>2023-02-14T15:43:00Z</meta:creation-date>
    <dc:date>2023-02-14T19:37:00Z</dc:date>
    <meta:template xlink:href="Normal" xlink:type="simple"/>
    <meta:editing-cycles>4</meta:editing-cycles>
    <meta:editing-duration>PT14040S</meta:editing-duration>
    <meta:document-statistic meta:page-count="1" meta:paragraph-count="1" meta:word-count="8" meta:character-count="54" meta:row-count="1" meta:non-whitespace-character-count="47"/>
  </office:meta>
</office:document-meta>
</file>